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37013925400572671" text:style-name="L1">
        <text:list-item>
          <text:p text:style-name="P1">Daten Zusammenstellen</text:p>
          <text:list>
            <text:list-item>
              <text:p text:style-name="P1">sammeln der Node Properties</text:p>
            </text:list-item>
            <text:list-item>
              <text:p text:style-name="P1">berechnen der Link Properties</text:p>
            </text:list-item>
            <text:list-item>
              <text:p text:style-name="P1">Extrahieren der Daten für den Export als CSV Datei</text:p>
            </text:list-item>
            <text:list-item>
              <text:p text:style-name="P1">Export und Import in Gephi</text:p>
              <text:list>
                <text:list-item>
                  <text:p text:style-name="P1">neues Gephi Projekt anlegen </text:p>
                </text:list-item>
                <text:list-item>
                  <text:p text:style-name="P1">Im Data Laboratory die Nodes und Edges laden 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5T10:22:25</meta:creation-date>
    <dc:date>2013-09-15T10:48:52</dc:date>
    <meta:editing-duration>PT26M30S</meta:editing-duration>
    <meta:editing-cycles>2</meta:editing-cycles>
    <meta:generator>OpenOffice.org/3.4.1$Unix OpenOffice.org_project/341m1$Build-9593</meta:generator>
    <meta:document-statistic meta:table-count="0" meta:image-count="0" meta:object-count="0" meta:page-count="1" meta:paragraph-count="7" meta:word-count="43" meta:character-count="241"/>
  </office:meta>
</office:document-meta>
</file>